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570000028C0FB1ADF891B764D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3" svg:font-family="'Liberation Sans'" style:font-adornments="Gras" style:font-pitch="variable"/>
    <style:font-face style:name="Liberation Sans2" svg:font-family="'Liberation Sans'" style:font-adornments="Normal" style:font-pitch="variable"/>
    <style:font-face style:name="Liberation Serif1" svg:font-family="'Liberation Serif'" style:font-adornments="Italique gras"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font-size="10pt" fo:font-style="italic" officeooo:rsid="00226e8a" officeooo:paragraph-rsid="0013aab8" style:font-size-asian="10pt" style:font-style-asian="italic" style:font-size-complex="10pt" style:font-style-complex="italic"/>
    </style:style>
    <style:style style:name="P2" style:family="paragraph" style:parent-style-name="Header">
      <style:paragraph-properties fo:text-align="start" style:justify-single-word="false"/>
      <style:text-properties fo:font-size="10pt" fo:font-style="italic" officeooo:rsid="00226e8a" officeooo:paragraph-rsid="00c3739d" style:font-size-asian="10pt" style:font-style-asian="italic" style:font-size-complex="10pt" style:font-style-complex="italic"/>
    </style:style>
    <style:style style:name="P3" style:family="paragraph" style:parent-style-name="Header">
      <style:paragraph-properties fo:text-align="start" style:justify-single-word="false"/>
      <style:text-properties fo:font-size="10pt" fo:font-style="italic" officeooo:rsid="00226e8a" officeooo:paragraph-rsid="00d1daa0" style:font-size-asian="10pt" style:font-style-asian="italic" style:font-size-complex="10pt" style:font-style-complex="italic"/>
    </style:style>
    <style:style style:name="P4" style:family="paragraph" style:parent-style-name="Header">
      <style:text-properties fo:font-size="10pt" fo:font-style="italic" officeooo:rsid="00226e8a" officeooo:paragraph-rsid="00d1daa0" style:font-size-asian="10pt" style:font-style-asian="italic" style:font-size-complex="10pt" style:font-style-complex="italic"/>
    </style:style>
    <style:style style:name="P5" style:family="paragraph" style:parent-style-name="Header">
      <style:text-properties fo:font-size="10pt" fo:font-style="italic" officeooo:rsid="001eba91" officeooo:paragraph-rsid="00c3739d" style:font-size-asian="10pt" style:font-style-asian="italic" style:font-size-complex="10pt" style:font-style-complex="italic"/>
    </style:style>
    <style:style style:name="P6" style:family="paragraph" style:parent-style-name="Header">
      <style:text-properties fo:font-size="10pt" fo:font-style="italic" officeooo:rsid="001eba91" officeooo:paragraph-rsid="00d1daa0" style:font-size-asian="10pt" style:font-style-asian="italic" style:font-size-complex="10pt" style:font-style-complex="italic"/>
    </style:style>
    <style:style style:name="P7" style:family="paragraph" style:parent-style-name="Header">
      <style:paragraph-properties fo:text-align="end" style:justify-single-word="false"/>
      <style:text-properties fo:font-size="10pt" fo:font-style="italic" officeooo:rsid="0019aab4" officeooo:paragraph-rsid="00c3739d" style:font-size-asian="10pt" style:font-style-asian="italic" style:font-size-complex="10pt" style:font-style-complex="italic"/>
    </style:style>
    <style:style style:name="P8" style:family="paragraph" style:parent-style-name="Header">
      <style:paragraph-properties fo:text-align="end" style:justify-single-word="false"/>
      <style:text-properties fo:font-size="10pt" fo:font-style="italic" officeooo:rsid="0019aab4" officeooo:paragraph-rsid="00d1daa0" style:font-size-asian="10pt" style:font-style-asian="italic" style:font-size-complex="10pt" style:font-style-complex="italic"/>
    </style:style>
    <style:style style:name="P9" style:family="paragraph" style:parent-style-name="Header">
      <style:text-properties fo:font-size="10pt" fo:font-style="italic" officeooo:rsid="00d95992" officeooo:paragraph-rsid="00d95992" style:font-size-asian="10pt" style:font-style-asian="italic" style:font-size-complex="10pt" style:font-style-complex="italic"/>
    </style:style>
    <style:style style:name="P10" style:family="paragraph" style:parent-style-name="Header">
      <style:paragraph-properties fo:text-align="start"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001eba91" officeooo:paragraph-rsid="00c9578b" style:font-size-asian="10pt" style:font-style-asian="italic" style:font-weight-asian="normal" style:font-size-complex="10pt" style:font-style-complex="italic" style:font-weight-complex="normal" style:text-overline-style="none" style:text-overline-color="font-color"/>
    </style:style>
    <style:style style:name="P11" style:family="paragraph" style:parent-style-name="Header">
      <style:paragraph-properties fo:text-align="end"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00226e8a" officeooo:paragraph-rsid="00c9578b" style:font-size-asian="10pt" style:font-style-asian="italic" style:font-weight-asian="normal" style:font-size-complex="10pt" style:font-style-complex="italic" style:font-weight-complex="normal" style:text-overline-style="none" style:text-overline-color="font-color"/>
    </style:style>
    <style:style style:name="P12" style:family="paragraph" style:parent-style-name="Header">
      <style:paragraph-properties fo:text-align="end" style:justify-single-word="false"/>
      <style:text-properties officeooo:paragraph-rsid="00d1daa0"/>
    </style:style>
    <style:style style:name="P13" style:family="paragraph" style:parent-style-name="Header">
      <style:paragraph-properties fo:break-before="page"/>
      <style:text-properties fo:font-size="10pt" fo:font-style="italic" officeooo:rsid="00040e31" officeooo:paragraph-rsid="00d95992" style:font-size-asian="10pt" style:font-style-asian="italic" style:font-size-complex="10pt" style:font-style-complex="italic"/>
    </style:style>
    <style:style style:name="P14" style:family="paragraph" style:parent-style-name="Header">
      <style:paragraph-properties fo:break-before="page"/>
      <style:text-properties fo:font-size="10pt" fo:font-style="italic" officeooo:rsid="00040e31" officeooo:paragraph-rsid="00d9347a" style:font-size-asian="10pt" style:font-style-asian="italic" style:font-size-complex="10pt" style:font-style-complex="italic"/>
    </style:style>
    <style:style style:name="P15" style:family="paragraph" style:parent-style-name="Footer">
      <style:paragraph-properties fo:text-align="center" style:justify-single-word="false"/>
      <style:text-properties fo:font-weight="normal" style:font-weight-asian="normal" style:font-weight-complex="normal"/>
    </style:style>
    <style:style style:name="P16" style:family="paragraph" style:parent-style-name="Text_20_body">
      <style:text-properties fo:font-size="22pt" style:font-size-asian="22pt" style:font-size-complex="22pt"/>
    </style:style>
    <style:style style:name="P17" style:family="paragraph" style:parent-style-name="Text_20_body">
      <style:text-properties officeooo:rsid="00e29dc2" officeooo:paragraph-rsid="00e29dc2"/>
    </style:style>
    <style:style style:name="P18" style:family="paragraph" style:parent-style-name="Text_20_body">
      <style:text-properties officeooo:rsid="00e6866e" officeooo:paragraph-rsid="00e6866e"/>
    </style:style>
    <style:style style:name="P19" style:family="paragraph" style:parent-style-name="Text_20_body">
      <style:text-properties officeooo:rsid="00e8f714" officeooo:paragraph-rsid="00e8f714"/>
    </style:style>
    <style:style style:name="P20" style:family="paragraph" style:parent-style-name="Text_20_body">
      <style:text-properties fo:font-style="normal" officeooo:rsid="003317ab" officeooo:paragraph-rsid="00dcbac2" style:font-style-asian="normal" style:font-style-complex="normal"/>
    </style:style>
    <style:style style:name="P21" style:family="paragraph" style:parent-style-name="Text_20_body">
      <style:text-properties officeooo:rsid="00fdbaf7" officeooo:paragraph-rsid="00fdbaf7"/>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margin-left="0cm" fo:margin-right="0cm" fo:text-align="center" style:justify-single-word="false" fo:text-indent="0cm" style:auto-text-indent="false"/>
      <style:text-properties fo:font-size="22pt" fo:font-weight="bold" officeooo:rsid="003317ab" officeooo:paragraph-rsid="003317ab" style:font-size-asian="22pt" style:font-weight-asian="bold" style:font-size-complex="22pt" style:font-weight-complex="bold"/>
    </style:style>
    <style:style style:name="P24" style:family="paragraph" style:parent-style-name="Text_20_body">
      <style:paragraph-properties fo:margin-left="0cm" fo:margin-right="0cm" fo:text-indent="0cm" style:auto-text-indent="false"/>
      <style:text-properties officeooo:rsid="00e92530" officeooo:paragraph-rsid="00e92530"/>
    </style:style>
    <style:style style:name="P25" style:family="paragraph" style:parent-style-name="Text_20_body">
      <style:paragraph-properties fo:margin-left="0cm" fo:margin-right="0cm" fo:text-indent="0cm" style:auto-text-indent="false"/>
      <style:text-properties officeooo:rsid="00e8f714" officeooo:paragraph-rsid="00f33b93"/>
    </style:style>
    <style:style style:name="P26" style:family="paragraph" style:parent-style-name="Text_20_body">
      <style:paragraph-properties fo:margin-left="0cm" fo:margin-right="0cm" fo:text-indent="0cm" style:auto-text-indent="false"/>
      <style:text-properties officeooo:rsid="00eab2a5" officeooo:paragraph-rsid="00f33b93"/>
    </style:style>
    <style:style style:name="P27" style:family="paragraph" style:parent-style-name="Text_20_body">
      <style:paragraph-properties fo:margin-left="0cm" fo:margin-right="0cm" fo:text-align="center" style:justify-single-word="false" fo:text-indent="0cm" style:auto-text-indent="false" fo:break-before="page"/>
      <style:text-properties fo:font-size="22pt" fo:font-weight="bold" officeooo:rsid="003317ab" officeooo:paragraph-rsid="003317ab" style:font-size-asian="22pt" style:font-weight-asian="bold" style:font-size-complex="22pt" style:font-weight-complex="bold"/>
    </style:style>
    <style:style style:name="P28" style:family="paragraph" style:parent-style-name="Text_20_body" style:master-page-name="">
      <style:paragraph-properties style:page-number="auto" fo:break-before="page"/>
      <style:text-properties fo:font-size="22pt" style:font-size-asian="22pt" style:font-size-complex="22pt"/>
    </style:style>
    <style:style style:name="P29" style:family="paragraph" style:parent-style-name="Quotations">
      <style:text-properties officeooo:paragraph-rsid="00f5f05d"/>
    </style:style>
    <style:style style:name="P30" style:family="paragraph" style:parent-style-name="Text_20_body" style:list-style-name="L1">
      <style:text-properties officeooo:rsid="00e6866e" officeooo:paragraph-rsid="00e6866e"/>
    </style:style>
    <style:style style:name="P31" style:family="paragraph" style:parent-style-name="Text_20_body" style:list-style-name="L1">
      <style:text-properties officeooo:rsid="00e771bd" officeooo:paragraph-rsid="00e771bd"/>
    </style:style>
    <style:style style:name="P32" style:family="paragraph" style:parent-style-name="Text_20_body" style:list-style-name="L2">
      <style:text-properties fo:font-weight="normal" officeooo:rsid="00e59a04" officeooo:paragraph-rsid="00e59a04" style:font-weight-asian="normal" style:font-weight-complex="normal"/>
    </style:style>
    <style:style style:name="P33" style:family="paragraph" style:parent-style-name="Text_20_body" style:list-style-name="L2">
      <style:text-properties fo:font-style="normal" fo:font-weight="normal" officeooo:rsid="00e59a04" officeooo:paragraph-rsid="00e59a04" style:font-style-asian="normal" style:font-weight-asian="normal" style:font-style-complex="normal" style:font-weight-complex="normal"/>
    </style:style>
    <style:style style:name="P34" style:family="paragraph" style:parent-style-name="Text_20_body" style:list-style-name="L2">
      <style:text-properties fo:font-style="normal" fo:font-weight="normal" officeooo:rsid="00e6866e" officeooo:paragraph-rsid="00e6866e" style:font-style-asian="normal" style:font-weight-asian="normal" style:font-style-complex="normal" style:font-weight-complex="normal"/>
    </style:style>
    <style:style style:name="P35" style:family="paragraph" style:parent-style-name="Text_20_body" style:list-style-name="L3">
      <style:text-properties officeooo:rsid="00e92530" officeooo:paragraph-rsid="00e92530"/>
    </style:style>
    <style:style style:name="P36" style:family="paragraph" style:parent-style-name="Text_20_body" style:list-style-name="L4">
      <style:text-properties officeooo:rsid="00e94934" officeooo:paragraph-rsid="00e94934"/>
    </style:style>
    <style:style style:name="P37" style:family="paragraph" style:parent-style-name="Text_20_body">
      <style:text-properties officeooo:rsid="00fe7627" officeooo:paragraph-rsid="00fe7627"/>
    </style:style>
    <style:style style:name="P38" style:family="paragraph" style:parent-style-name="Text_20_body">
      <style:text-properties officeooo:rsid="0104a9b3" officeooo:paragraph-rsid="0104a9b3"/>
    </style:style>
    <style:style style:name="P39" style:family="paragraph" style:parent-style-name="Text_20_body" style:list-style-name="L5">
      <style:text-properties officeooo:rsid="01052ff7" officeooo:paragraph-rsid="01052ff7"/>
    </style:style>
    <style:style style:name="P40" style:family="paragraph" style:parent-style-name="Text_20_body" style:list-style-name="L2">
      <style:paragraph-properties fo:margin-left="0cm" fo:margin-right="0cm" fo:text-indent="0cm" style:auto-text-indent="false"/>
      <style:text-properties fo:font-weight="normal" officeooo:rsid="00e59a04" officeooo:paragraph-rsid="00e59a04" style:font-weight-asian="normal" style:font-weight-complex="normal"/>
    </style:style>
    <style:style style:name="P41" style:family="paragraph" style:parent-style-name="Text_20_body">
      <style:paragraph-properties fo:margin-left="0cm" fo:margin-right="0cm" fo:text-indent="0cm" style:auto-text-indent="false"/>
      <style:text-properties officeooo:rsid="01052ff7" officeooo:paragraph-rsid="01052ff7"/>
    </style:style>
    <style:style style:name="P42" style:family="paragraph" style:parent-style-name="Heading_20_1">
      <style:text-properties officeooo:rsid="00dcbac2" officeooo:paragraph-rsid="00dcbac2"/>
    </style:style>
    <style:style style:name="P43" style:family="paragraph" style:parent-style-name="Heading_20_1">
      <style:text-properties officeooo:paragraph-rsid="00dcbac2"/>
    </style:style>
    <style:style style:name="P44" style:family="paragraph" style:parent-style-name="Heading_20_2">
      <style:text-properties officeooo:rsid="00deb30b" officeooo:paragraph-rsid="00deb30b"/>
    </style:style>
    <style:style style:name="P45" style:family="paragraph" style:parent-style-name="Heading_20_2">
      <style:text-properties officeooo:rsid="00e8f714" officeooo:paragraph-rsid="00e8f714"/>
    </style:style>
    <style:style style:name="P46" style:family="paragraph" style:parent-style-name="Heading_20_2">
      <style:text-properties officeooo:rsid="01052ff7" officeooo:paragraph-rsid="01052ff7"/>
    </style:style>
    <style:style style:name="P47" style:family="paragraph" style:parent-style-name="Title" style:master-page-name="First_20_Page">
      <style:paragraph-properties style:page-number="1"/>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023544e"/>
    </style:style>
    <style:style style:name="T2" style:family="text">
      <style:text-properties officeooo:rsid="00d9347a"/>
    </style:style>
    <style:style style:name="T3" style:family="text">
      <style:text-properties officeooo:rsid="00d95992"/>
    </style:style>
    <style:style style:name="T4" style:family="text">
      <style:text-properties fo:font-weight="bold" style:font-weight-asian="bold" style:font-weight-complex="bold"/>
    </style:style>
    <style:style style:name="T5" style:family="text">
      <style:text-properties fo:font-weight="bold" officeooo:rsid="00210a47" style:font-weight-asian="bold" style:font-weight-complex="bold"/>
    </style:style>
    <style:style style:name="T6" style:family="text">
      <style:text-properties fo:font-size="22pt" style:font-size-asian="22pt" style:font-size-complex="22pt"/>
    </style:style>
    <style:style style:name="T7" style:family="text">
      <style:text-properties fo:font-size="22pt" officeooo:rsid="00db326a" style:font-size-asian="22pt" style:font-size-complex="22pt"/>
    </style:style>
    <style:style style:name="T8" style:family="text">
      <style:text-properties fo:font-style="normal" style:font-style-asian="normal" style:font-style-complex="normal"/>
    </style:style>
    <style:style style:name="T9" style:family="text">
      <style:text-properties fo:font-style="normal" officeooo:rsid="003317ab" style:font-style-asian="normal" style:font-style-complex="normal"/>
    </style:style>
    <style:style style:name="T10" style:family="text">
      <style:text-properties fo:font-style="normal" officeooo:rsid="00e43c26" style:font-style-asian="normal" style:font-style-complex="normal"/>
    </style:style>
    <style:style style:name="T11" style:family="text">
      <style:text-properties fo:font-style="normal" officeooo:rsid="00e45ec5" style:font-style-asian="normal" style:font-style-complex="normal"/>
    </style:style>
    <style:style style:name="T12" style:family="text">
      <style:text-properties fo:font-style="normal" officeooo:rsid="00e6866e" style:font-style-asian="normal" style:font-style-complex="normal"/>
    </style:style>
    <style:style style:name="T13" style:family="text">
      <style:text-properties fo:font-style="normal" officeooo:rsid="00f110ba" style:font-style-asian="normal" style:font-style-complex="normal"/>
    </style:style>
    <style:style style:name="T14" style:family="text">
      <style:text-properties fo:font-style="normal" fo:font-weight="bold" officeooo:rsid="003317ab" style:font-style-asian="normal" style:font-weight-asian="bold" style:font-style-complex="normal" style:font-weight-complex="bold"/>
    </style:style>
    <style:style style:name="T15" style:family="text">
      <style:text-properties fo:font-style="normal" fo:font-weight="bold" officeooo:rsid="00dcbac2" style:font-style-asian="normal" style:font-weight-asian="bold" style:font-style-complex="normal" style:font-weight-complex="bold"/>
    </style:style>
    <style:style style:name="T16" style:family="text">
      <style:text-properties fo:font-style="normal" fo:font-weight="bold" officeooo:rsid="0107db9d" style:font-style-asian="normal" style:font-weight-asian="bold" style:font-style-complex="normal" style:font-weight-complex="bold"/>
    </style:style>
    <style:style style:name="T17" style:family="text">
      <style:text-properties officeooo:rsid="00e8f714"/>
    </style:style>
    <style:style style:name="T18" style:family="text">
      <style:text-properties officeooo:rsid="00e92530"/>
    </style:style>
    <style:style style:name="T19" style:family="text">
      <style:text-properties officeooo:rsid="00e94934"/>
    </style:style>
    <style:style style:name="T20" style:family="text">
      <style:text-properties officeooo:rsid="00eb0631"/>
    </style:style>
    <style:style style:name="T21" style:family="text">
      <style:text-properties officeooo:rsid="00ec6912"/>
    </style:style>
    <style:style style:name="T22" style:family="text">
      <style:text-properties officeooo:rsid="00ee356b"/>
    </style:style>
    <style:style style:name="T23" style:family="text">
      <style:text-properties style:text-position="sub 58%"/>
    </style:style>
    <style:style style:name="T24" style:family="text">
      <style:text-properties fo:font-size="12pt" fo:font-weight="normal" officeooo:rsid="0009714e" style:font-size-asian="10.5pt" style:font-weight-asian="normal" style:font-size-complex="12pt" style:font-weight-complex="normal"/>
    </style:style>
    <style:style style:name="T25" style:family="text">
      <style:text-properties fo:font-size="12pt" fo:font-weight="normal" officeooo:rsid="00ee494b" style:font-size-asian="10.5pt" style:font-weight-asian="normal" style:font-size-complex="12pt" style:font-weight-complex="normal"/>
    </style:style>
    <style:style style:name="T26" style:family="text">
      <style:text-properties fo:font-size="12pt" fo:font-weight="normal" officeooo:rsid="00ef156f" style:font-size-asian="10.5pt" style:font-weight-asian="normal" style:font-size-complex="12pt" style:font-weight-complex="normal"/>
    </style:style>
    <style:style style:name="T27" style:family="text">
      <style:text-properties fo:font-size="12pt" fo:font-weight="normal" officeooo:rsid="00f0f8a0" style:font-size-asian="10.5pt" style:font-weight-asian="normal" style:font-size-complex="12pt" style:font-weight-complex="normal"/>
    </style:style>
    <style:style style:name="T28" style:family="text">
      <style:text-properties fo:font-size="12pt" fo:font-weight="normal" officeooo:rsid="00f33b93" style:font-size-asian="10.5pt" style:font-weight-asian="normal" style:font-size-complex="12pt" style:font-weight-complex="normal"/>
    </style:style>
    <style:style style:name="T29" style:family="text">
      <style:text-properties fo:font-size="12pt" fo:font-weight="normal" officeooo:rsid="00e8f714" style:font-size-asian="10.5pt" style:font-weight-asian="normal" style:font-size-complex="12pt" style:font-weight-complex="normal"/>
    </style:style>
    <style:style style:name="T30" style:family="text">
      <style:text-properties fo:font-size="12pt" fo:font-weight="normal" officeooo:rsid="00f6163c" style:font-size-asian="10.5pt" style:font-weight-asian="normal" style:font-size-complex="12pt" style:font-weight-complex="normal"/>
    </style:style>
    <style:style style:name="T31" style:family="text">
      <style:text-properties fo:font-size="12pt" fo:font-weight="normal" officeooo:rsid="00f643f9" style:font-size-asian="10.5pt" style:font-weight-asian="normal" style:font-size-complex="12pt" style:font-weight-complex="normal"/>
    </style:style>
    <style:style style:name="T32" style:family="text">
      <style:text-properties fo:font-size="12pt" fo:font-weight="normal" officeooo:rsid="00fcabfd" style:font-size-asian="10.5pt" style:font-weight-asian="normal" style:font-size-complex="12pt" style:font-weight-complex="normal"/>
    </style:style>
    <style:style style:name="T33" style:family="text">
      <style:text-properties fo:font-size="12pt" fo:font-weight="normal" officeooo:rsid="0101906f" style:font-size-asian="10.5pt" style:font-weight-asian="normal" style:font-size-complex="12pt" style:font-weight-complex="normal"/>
    </style:style>
    <style:style style:name="T34" style:family="text">
      <style:text-properties officeooo:rsid="00f643f9"/>
    </style:style>
    <style:style style:name="T35" style:family="text">
      <style:text-properties officeooo:rsid="00f928d9"/>
    </style:style>
    <style:style style:name="T36" style:family="text">
      <style:text-properties officeooo:rsid="01001e59"/>
    </style:style>
    <style:style style:name="fr1" style:family="graphic" style:parent-style-name="Graphics">
      <style:graphic-properties style:run-through="foreground" style:wrap="run-through" style:number-wrapped-paragraphs="no-limit" style:vertical-pos="top" style:vertical-rel="paragraph" style:horizontal-pos="righ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variable-decls>
        <text:variable-decl office:value-type="float" text:name="NumChapitr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Title"/>
      <text:p text:style-name="Title"/>
      <text:p text:style-name="Title"><text:bookmark-start text:name="__RefHeading___Toc2826_1671910834"/>Projet : Problème de Via Minimization<text:bookmark-end text:name="__RefHeading___Toc2826_1671910834"/></text:p>
      <text:p text:style-name="Subtitle">Rapport de <text:span text:style-name="T6">Bruce Rose et </text:span><text:span text:style-name="T7">Elies Benmansour</text:span></text:p>
      <text:p text:style-name="P16"/>
      <text:p text:style-name="P28"/>
      <text:table-of-content text:style-name="Sect2"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48"><text:a xlink:type="simple" xlink:href="#__RefHeading___Toc2828_1671910834" text:style-name="Index_20_Link" text:visited-style-name="Index_20_Link">1 Description générale du code<text:tab/>3</text:a></text:p>
          <text:p text:style-name="P49"><text:a xlink:type="simple" xlink:href="#__RefHeading___Toc2830_1671910834" text:style-name="Index_20_Link" text:visited-style-name="Index_20_Link">1.1 Organisation des dossiers<text:tab/>3</text:a></text:p>
          <text:p text:style-name="P49"><text:a xlink:type="simple" xlink:href="#__RefHeading___Toc410_325783006" text:style-name="Index_20_Link" text:visited-style-name="Index_20_Link">1.2 Partie A<text:tab/>4</text:a></text:p>
          <text:p text:style-name="P49"><text:a xlink:type="simple" xlink:href="#__RefHeading___Toc412_325783006" text:style-name="Index_20_Link" text:visited-style-name="Index_20_Link">1.3 Partie B<text:tab/>6</text:a></text:p>
          <text:p text:style-name="P49"><text:a xlink:type="simple" xlink:href="#__RefHeading___Toc479_661037679" text:style-name="Index_20_Link" text:visited-style-name="Index_20_Link">1.4 Autres<text:tab/>6</text:a></text:p>
          <text:p text:style-name="P48"><text:a xlink:type="simple" xlink:href="#__RefHeading___Toc2834_1671910834" text:style-name="Index_20_Link" text:visited-style-name="Index_20_Link">2 Jeux d’essais<text:tab/>6</text:a></text:p>
          <text:p text:style-name="P48"><text:a xlink:type="simple" xlink:href="#__RefHeading___Toc6437_3562615630" text:style-name="Index_20_Link" text:visited-style-name="Index_20_Link">3 </text:a><text:a xlink:type="simple" xlink:href="#__RefHeading___Toc6437_3562615630" text:style-name="Index_20_Link" text:visited-style-name="Index_20_Link"><text:span text:style-name="T8">A</text:span></text:a><text:a xlink:type="simple" xlink:href="#__RefHeading___Toc6437_3562615630" text:style-name="Index_20_Link" text:visited-style-name="Index_20_Link"><text:span text:style-name="T8">nalyse de </text:span></text:a><text:a xlink:type="simple" xlink:href="#__RefHeading___Toc6437_3562615630" text:style-name="Index_20_Link" text:visited-style-name="Index_20_Link"><text:span text:style-name="T8">performances</text:span></text:a><text:a xlink:type="simple" xlink:href="#__RefHeading___Toc6437_3562615630" text:style-name="Index_20_Link" text:visited-style-name="Index_20_Link"><text:tab/>7</text:a></text:p>
        </text:index-body>
      </text:table-of-content>
      <text:p text:style-name="P16"/>
      <text:p text:style-name="P23"/>
      <text:p text:style-name="P27">Introduction</text:p>
      <text:p text:style-name="P17"><text:span text:style-name="T9">D</text:span><text:span text:style-name="T8">ans le cadre du cours d’Algorithmique appliquée et structures de données (2I006) de la faculté Pierre et Marie Curie, </text:span><text:span text:style-name="T10">nous avons</text:span><text:span text:style-name="T8"> été amené à concevoir un programme de résolution de problème dit de Via Minimization. </text:span><text:span text:style-name="T10">Ce rapport présente </text:span><text:span text:style-name="T11">nos travaux.</text:span></text:p>
      <text:list xml:id="list6394260645751552718" text:style-name="Numbering_20_2">
        <text:list-item>
          <text:h text:style-name="Heading_20_1" text:outline-level="1"><text:bookmark-start text:name="__RefHeading___Toc2828_1671910834"/>Description générale du code<text:bookmark-end text:name="__RefHeading___Toc2828_1671910834"/></text:h>
          <text:list>
            <text:list-item>
              <text:h text:style-name="P44" text:outline-level="2"><text:bookmark-start text:name="__RefHeading___Toc2830_1671910834"/>Organisation des dossiers<text:bookmark-end text:name="__RefHeading___Toc2830_1671910834"/></text:h>
            </text:list-item>
          </text:list>
        </text:list-item>
      </text:list>
      <text:p text:style-name="P18">Le dossier du projet est constitué :</text:p>
      <text:list xml:id="list4975861252033095916" text:style-name="L1">
        <text:list-item>
          <text:p text:style-name="P30">d’un dossier PartieA/</text:p>
        </text:list-item>
        <text:list-item>
          <text:p text:style-name="P30">d’un dossier doc/ contenant ce rapport ;</text:p>
        </text:list-item>
        <text:list-item>
          <text:p text:style-name="P30">d’un dossier src/ contenant les fichiers .c en rapport avec la Partie B ;</text:p>
        </text:list-item>
        <text:list-item>
          <text:p text:style-name="P30">un dossier bin/ contenant les fichiers .o ;</text:p>
        </text:list-item>
        <text:list-item>
          <text:p text:style-name="P30">un Makefile</text:p>
        </text:list-item>
        <text:list-item>
          <text:p text:style-name="P31">un fichier CHANGELOG.txt décrivant les évolutions majeures du projet <text:span text:style-name="T17">(à lire avec gedit, dans un environnement Linux)</text:span> ;</text:p>
        </text:list-item>
        <text:list-item>
          <text:p text:style-name="P30">...</text:p>
        </text:list-item>
      </text:list>
      <text:list xml:id="list7702725443843870790" text:style-name="L2">
        <text:list-header>
          <text:p text:style-name="P40"><text:span text:style-name="T12">Le</text:span><text:span text:style-name="T8"> dossier PartieA/ contient tous les travaux en rapport avec la Partie A du projet, c-à-d :</text:span></text:p>
        </text:list-header>
        <text:list-item>
          <text:p text:style-name="P32"><text:span text:style-name="T8">un dossier src/ contenant tous les fichiers .c </text:span><text:span text:style-name="T12">en rapport avec la Partie </text:span><text:span text:style-name="T13">A</text:span><text:span text:style-name="T8">;</text:span></text:p>
        </text:list-item>
        <text:list-item>
          <text:p text:style-name="P33">un dossier bin/ contenant les fichiers .o ;</text:p>
        </text:list-item>
        <text:list-item>
          <text:p text:style-name="P33">un dossier nets/ contenant des instances de Netlist ;</text:p>
        </text:list-item>
        <text:list-item>
          <text:p text:style-name="P32"><text:span text:style-name="T8">un dossier doc/ con</text:span><text:span text:style-name="T12">tenant le rapport intermédiaire de la partie A ;</text:span></text:p>
        </text:list-item>
        <text:list-item>
          <text:p text:style-name="P34">un Makefile ;</text:p>
        </text:list-item>
        <text:list-item>
          <text:p text:style-name="P34">…</text:p>
        </text:list-item>
      </text:list>
      <text:list xml:id="list144332007230491" text:continue-list="list6394260645751552718" text:style-name="Numbering_20_2">
        <text:list-item>
          <text:list>
            <text:list-item>
              <text:h text:style-name="P45" text:outline-level="2"><text:bookmark-start text:name="__RefHeading___Toc410_325783006"/><text:soft-page-break/>Partie A<text:bookmark-end text:name="__RefHeading___Toc410_325783006"/></text:h>
            </text:list-item>
          </text:list>
        </text:list-item>
      </text:list>
      <text:p text:style-name="P19">Un ensemble de méthodes permettant la manipulation de Netlists se trouve dans le fichier PartieA/src/Netlist.c. <text:span text:style-name="T18">Elles permettent (entre autres) de :</text:span></text:p>
      <text:list xml:id="list2760338364072280537" text:style-name="L3">
        <text:list-item>
          <text:p text:style-name="P35">Manipuler une liste de Segments ;</text:p>
        </text:list-item>
        <text:list-item>
          <text:p text:style-name="P35">Manipuler une liste de Points ;</text:p>
        </text:list-item>
        <text:list-item>
          <text:p text:style-name="P35">Créer une Netlist ;</text:p>
        </text:list-item>
        <text:list-item>
          <text:p text:style-name="P35">Créer un Reseau ;</text:p>
        </text:list-item>
        <text:list-item>
          <text:p text:style-name="P35">Créer un Point ;</text:p>
        </text:list-item>
        <text:list-item>
          <text:p text:style-name="P35">Créer un Segment ;</text:p>
        </text:list-item>
        <text:list-item>
          <text:p text:style-name="P35">Déterminer la direction d’un segment étant donnés ses deux points ;</text:p>
        </text:list-item>
        <text:list-item>
          <text:p text:style-name="P35">Compter le nombre de Segments et de Points dans un Reseau ;</text:p>
        </text:list-item>
        <text:list-item>
          <text:p text:style-name="P35">Sauvegarder une instance de Netlist sur un fichier .net ;</text:p>
        </text:list-item>
        <text:list-item>
          <text:p text:style-name="P35">Charger une instance de Netlist depuis un fichier .net.</text:p>
        </text:list-item>
      </text:list>
      <text:p text:style-name="P24"/>
      <text:p text:style-name="P25"><text:span text:style-name="T19">Dans le fichier </text:span><text:s/>PartieA/src/<text:span text:style-name="T19">intersec.c se trouvent diverses méthodes permettant de :</text:span></text:p>
      <text:list xml:id="list8001304684172777358" text:style-name="L4">
        <text:list-item>
          <text:p text:style-name="P36">Déterminer si deux segments donnés s’intersectent ;</text:p>
        </text:list-item>
        <text:list-item>
          <text:p text:style-name="P36">Construire un tableau des segments d’une instance de Netlist ;</text:p>
        </text:list-item>
        <text:list-item>
          <text:p text:style-name="P36">Construire un tableau des points d’une instance de Netlist ;</text:p>
        </text:list-item>
        <text:list-item>
          <text:p text:style-name="P36">Créer par une approche naïve les listes d’intersection des segments d’une instance de Netlist donnée ;</text:p>
        </text:list-item>
        <text:list-item>
          <text:p text:style-name="P36">Afficher les segments d’un tableau de segments ;</text:p>
        </text:list-item>
        <text:list-item>
          <text:p text:style-name="P36">Sauvegarder les intersections d’une instance de Netlist sur un fichier .int.</text:p>
        </text:list-item>
      </text:list>
      <text:p text:style-name="P26">Dans le fichier <text:span text:style-name="T17"><text:s/>PartieA/src/</text:span>balayage.c se trouvent toutes les méthodes permettant de déterminer les intersections des segments d’une instance de Netlist en utilisant la technique du balayage. </text:p>
      <text:p text:style-name="P22"><text:soft-page-break/>Pour rappel, voici ce que l’énoncé indique pour la méthode par balayage :</text:p>
      <text:p text:style-name="P29">« L'idée est la suivante : on consid<text:span text:style-name="T20">è</text:span>re une droite de balayage verticale imaginaire qui se <text:span text:style-name="T20">déplace</text:span> <text:span text:style-name="T20">à</text:span> travers l'ensemble de segments, de la gauche vers la droite. <text:span text:style-name="T22">À</text:span> une abscisse x <text:span text:style-name="T20">donnée</text:span> de son balayage, notons k<text:span text:style-name="T23">x</text:span> le nombre de segments horizontaux coupant la droite. On consid<text:span text:style-name="T20">è</text:span>re aussi l'ensemble T de taille k<text:span text:style-name="T23">x</text:span> de tous ces segments horizontaux, triées par leurs ordonnées. Un segment vertical d'abscisse x ne pourra alors intersecter que les segments de T. Pour mettre en <text:span text:style-name="T20">œuvre</text:span> ce balayage, on consid<text:span text:style-name="T20">è</text:span>re l'échéancier des points d'év<text:span text:style-name="T20">è</text:span>nement E qui est dé<text:span text:style-name="T20">fi</text:span>ni<text:span text:style-name="T20">e</text:span> comme une séquence d'abscisses, triées de la gauche vers la droite, qui vont d<text:span text:style-name="T20">éfi</text:span>nir les positions d'arr<text:span text:style-name="T20">ê</text:span>t de la droite de balayage. Dans notre cas, les points d'év<text:span text:style-name="T20">è</text:span>nements seront les extrémités gauche et droite des segments horizontaux et les abscisses des segments verticaux. Attention : dans ce tri, pour deux points de m<text:span text:style-name="T20">ê</text:span>me abscisse, un point gauche de segment <text:span text:style-name="T35">[horizontal]</text:span> est avant un segment vertical et un segment vertical est avant un point droit de segment horizontal : en e<text:span text:style-name="T20">ff</text:span>et, l'év<text:span text:style-name="T20">è</text:span>nement menant <text:span text:style-name="T20">à</text:span> la recherche d'intersection est le fait de balayer un segment vertical et il ne faut pas qu'<text:span text:style-name="T20">à</text:span> ce moment, les segments horizontaux pouvant le croiser soit hors de la structure T. »</text:p>
      <text:p text:style-name="P29"/>
      <text:p text:style-name="Text_20_body"><text:span text:style-name="T21">L’énoncé nous demande de proposer une structure de données pour manipuler des pointeurs sur Extremite, qui correspondra à un échéancier E. Pour ce faire, </text:span><text:span text:style-name="T24">nous avons choisi </text:span><text:span text:style-name="T25">d’</text:span><text:span text:style-name="T24">implémenter une table de hachage sur listes. La ta</text:span><text:span text:style-name="T25">bl</text:span><text:span text:style-name="T24">e de hachage </text:span><text:span text:style-name="T25">a pour</text:span><text:span text:style-name="T24"> taille </text:span><text:span text:style-name="T25">le</text:span><text:span text:style-name="T24"> nombre d’abscisse</text:span><text:span text:style-name="T25">s</text:span><text:span text:style-name="T24">, multiplié par 3. Ceci permet de stocker dans les trois « tiers » d’abscisse les extrémités gauches, les segments verticaux et enfin les extrémités droite</text:span><text:span text:style-name="T26">s</text:span><text:span text:style-name="T24">, </text:span><text:span text:style-name="T25">dans cet ordre</text:span><text:span text:style-name="T24">. De cette façon, un parcours du tableau permet d’obtenir directement les extrémités dans le bon ordre. </text:span><text:span text:style-name="T27">Quand un nouvel élément est inséré dans </text:span><text:span text:style-name="T30">l’échéancier, il est positionné dans la case dont l’indice est l’abscisse x de l’élément additionnée à l’attribut GouVouD</text:span><text:span text:style-name="T30"><text:note text:id="ftn1" text:note-class="footnote"><text:note-citation>1</text:note-citation><text:note-body><text:p text:style-name="Footnote"><text:s/><text:span text:style-name="T34">Anciennement VouGouD, il nous a semblé plus pratique au vu de notre structure de changer cet attribut en GouVouD, pour garder l’ordre correct.</text:span></text:p></text:note-body></text:note></text:span><text:span text:style-name="T30"> qui vaut 0 si </text:span><text:span text:style-name="T31">l’élément</text:span><text:span text:style-name="T30"> est une </text:span><text:span text:style-name="T31">extrémité</text:span><text:span text:style-name="T30"> gauche, 1 si c’est un segment vertical et 2 si c’est une extrémité droite. I</text:span><text:span text:style-name="T27">l est </text:span><text:span text:style-name="T30">alors </text:span><text:span text:style-name="T27">rangé </text:span><text:span text:style-name="T30">dans la liste à cette case</text:span><text:span text:style-name="T27"> en fonction de son ordonnée y</text:span><text:span text:style-name="T24">. </text:span><text:span text:style-name="T32">Remarquons qu’il n’y a pas de gâchis de place, puisque chaque case de la table de hachage est une liste. Quand la liste est vide, elle vaut tout simplement NULL, et donc ne prend pas de place </text:span><text:span text:style-name="T33">mémoire</text:span><text:span text:style-name="T32">. Dans u</text:span><text:span text:style-name="T28">n fichier </text:span><text:span text:style-name="T29">PartieA/src/</text:span><text:span text:style-name="T28">hachage.c sont définies quelques méthodes de manipulation de tables de hachage. La structure de la table est dans </text:span><text:span text:style-name="T29"><text:s/>PartieA/src/</text:span><text:span text:style-name="T28">hachage.h.</text:span></text:p>
      <text:list xml:id="list144332876342245" text:continue-list="list144332007230491" text:style-name="Numbering_20_2">
        <text:list-item>
          <text:list>
            <text:list-item>
              <text:h text:style-name="P45" text:outline-level="2"><text:bookmark-start text:name="__RefHeading___Toc412_325783006"/><text:soft-page-break/>Partie B<text:bookmark-end text:name="__RefHeading___Toc412_325783006"/></text:h>
            </text:list-item>
          </text:list>
        </text:list-item>
      </text:list>
      <text:p text:style-name="P21">Le fichier src/graphe.c contient les fonctions qui permettent de créer un graphe à partir d’un fichier d’instance de Netlist .net et d’un fichier d’intersection .int. La structure du graphe est définie dans src/graphe.h.</text:p>
      <text:p text:style-name="P37">Nous avons décidé d’utiliser le format Postscript pour générer une visualisation du graphe. Le fichier src/generatePostScript.c permet ceci. <text:span text:style-name="T36">On notera qu’il est nécessaire de faire une homothétie de la figure pour pouvoir l’afficher dans une page de format A4. Dans ce fichier apparaît également une fonction d’affichage de la solution au problème de Via Minimization. En bleu sont représentés les segments présents sur la face 1, en rouge ceux présents sur la face 2. Seuls les points qui sont des vias sont représentés par des points noirs.</text:span></text:p>
      <text:p text:style-name="P38">Dans le fichier src/viaMinimization.c se trouvent les méthodes de résolution du problème de Via Minimization. Notamment, s’y trouvent un méthode de résolution horizontale/verticale ainsi qu’une autre qui s’appuie sur les cycles impairs formés lors de conflits dans le graphe.</text:p>
      <text:list xml:id="list144331532291351" text:continue-numbering="true" text:style-name="Numbering_20_2">
        <text:list-item>
          <text:list>
            <text:list-item>
              <text:h text:style-name="P46" text:outline-level="2"><text:bookmark-start text:name="__RefHeading___Toc479_661037679"/>Autres<text:bookmark-end text:name="__RefHeading___Toc479_661037679"/></text:h>
            </text:list-item>
          </text:list>
        </text:list-item>
      </text:list>
      <text:p text:style-name="P41">Le fichier PartieA/src/tools.c contient des fonctions pratiques. Celles-ci permettent de :</text:p>
      <text:list xml:id="list3153887311454801563" text:style-name="L5">
        <text:list-item>
          <text:p text:style-name="P39">Extraire le nom d’un fichier sans son extension ;</text:p>
        </text:list-item>
        <text:list-item>
          <text:p text:style-name="P39">Dire si une chaîne de caractère donnée se trouve dans un fichier en tant que ligne ;</text:p>
        </text:list-item>
        <text:list-item>
          <text:p text:style-name="P39">Donner le nombre de valeurs égales à 0 dans un tableau d’entier.</text:p>
        </text:list-item>
      </text:list>
      <text:p text:style-name="Text_20_body">Le fichier PartieA/src/debug.h propose des définitions de macros utiles pour déboguer un programme. Elles permettent d’afficher une ligne, le nom de la fonction courante, le nom du fichier courant. Elles permettent également d’afficher les valeurs d’entiers. Vous remarquerez probablement apparaître de multiples fois dans nos fichiers des mots comme DEBUG ou LINE. Il s’agit des macros définies dans debug.h. Pour voir les affichages de ces macros, il faut préalablement remplacer DEBUG_MODE_NO par DEBUG_MODE_YES au début du fichier.</text:p>
      <text:p text:style-name="Text_20_body"/>
      <text:list xml:id="list144332127794214" text:continue-list="list144331532291351" text:style-name="Numbering_20_2">
        <text:list-item>
          <text:h text:style-name="P42" text:outline-level="1"><text:bookmark-start text:name="__RefHeading___Toc2834_1671910834"/><text:soft-page-break/><text:span text:style-name="T5">J</text:span><text:span text:style-name="T4">eux d’essais</text:span><text:bookmark-end text:name="__RefHeading___Toc2834_1671910834"/></text:h>
        </text:list-item>
      </text:list>
      <text:p text:style-name="P20"/>
      <text:list xml:id="list144332146539693" text:continue-numbering="true" text:style-name="Numbering_20_2">
        <text:list-item>
          <text:h text:style-name="P43" text:outline-level="1"><text:bookmark-start text:name="__RefHeading___Toc6437_3562615630"/><text:span text:style-name="T14">A</text:span><text:span text:style-name="T15">nalyse de </text:span><text:span text:style-name="T16">performances</text:span><text:bookmark-end text:name="__RefHeading___Toc6437_3562615630"/></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3" svg:font-family="'Liberation Sans'" style:font-adornments="Gras" style:font-pitch="variable"/>
    <style:font-face style:name="Liberation Sans2" svg:font-family="'Liberation Sans'" style:font-adornments="Normal" style:font-pitch="variable"/>
    <style:font-face style:name="Liberation Serif1" svg:font-family="'Liberation Serif'" style:font-adornments="Italique gras"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justify" style:justify-single-word="false" fo:text-indent="2cm" style:auto-text-indent="false" style:page-number="auto" style:shadow="none" style:writing-mode="page"/>
      <style:text-properties style:font-name="Calibri" fo:font-family="Calibri" style:font-style-name="Normal" style:font-family-generic="swiss" style:font-pitch="variable" fo:font-size="12pt" officeooo:rsid="00366b5d" style:font-size-asian="8.69999980926514pt"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loext:graphic-properties draw:fill="none" draw:fill-color="#729fcf"/>
      <style:paragraph-properties fo:background-color="transparent" fo:padding="0.049cm" fo:border="none" style:shadow="none" text:number-lines="false" text:line-number="0">
        <style:tab-stops>
          <style:tab-stop style:position="8.5cm" style:type="center"/>
          <style:tab-stop style:position="17cm" style:type="right"/>
        </style:tab-stops>
      </style:paragraph-properties>
      <style:text-properties fo:font-variant="small-caps" style:font-size-asian="10.5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Numbering_20_2" style:class="text">
      <style:paragraph-properties fo:margin-top="0.423cm" fo:margin-bottom="0.212cm" loext:contextual-spacing="false" fo:text-align="start" style:justify-single-word="false" fo:padding="0.049cm" fo:border-left="none" fo:border-right="none" fo:border-top="none" fo:border-bottom="0.51pt solid #000000" style:shadow="none" style:writing-mode="page">
        <style:tab-stops/>
      </style:paragraph-properties>
      <style:text-properties style:font-name="Calibri1" fo:font-family="Calibri" style:font-style-name="Gras" style:font-family-generic="swiss" style:font-pitch="variable" fo:font-size="22pt" fo:font-weight="bol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list-style-name="Numbering_20_2" style:class="text">
      <loext:graphic-properties draw:fill-image-width="0cm" draw:fill-image-height="0cm"/>
      <style:paragraph-properties fo:margin-top="0.353cm" fo:margin-bottom="0.212cm" loext:contextual-spacing="false" fo:text-align="start" style:justify-single-word="false" style:writing-mode="page">
        <style:tab-stops/>
      </style:paragraph-properties>
      <style:text-properties style:font-name="Calibri1" fo:font-family="Calibri" style:font-style-name="Gras" style:font-family-generic="swiss" style:font-pitch="variable" fo:font-size="16pt" fo:font-weight="bold" officeooo:rsid="0021bc7c" style:font-size-asian="12.1999998092651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fo:padding="0.049cm" fo:border-left="none" fo:border-right="none" fo:border-top="none" fo:border-bottom="0.06pt solid #000000" style:shadow="none" style:writing-mode="page">
        <style:drop-cap/>
      </style:paragraph-properties>
      <style:text-properties style:font-name="Liberation Serif2" fo:font-family="'Liberation Serif'" style:font-style-name="Gras" style:font-family-generic="roman" style:font-pitch="variable" fo:font-size="36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6cm" fo:margin-bottom="0.212cm" loext:contextual-spacing="false" fo:text-align="center" style:justify-single-word="false" style:page-number="auto" style:shadow="none" style:writing-mode="page">
        <style:tab-stops/>
      </style:paragraph-properties>
      <style:text-properties style:font-name="Liberation Serif1" fo:font-family="'Liberation Serif'" style:font-style-name="Italique gras" style:font-pitch="variable" fo:font-size="22pt" fo:font-style="italic" fo:font-weight="normal"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igure" style:family="paragraph" style:parent-style-name="Caption" style:list-style-name="Numbering_20_1" style:class="chapter">
      <loext:graphic-properties draw:fill-image-width="0cm" draw:fill-image-height="0cm"/>
      <style:paragraph-properties fo:text-align="center" style:justify-single-word="false" style:shadow="none" style:writing-mode="page">
        <style:tab-stops/>
      </style:paragraph-properties>
      <style:text-properties fo:font-size="10pt" fo:font-style="italic" officeooo:rsid="0038f4c3" style:font-size-asian="10pt" style:font-weight-asian="normal" style:font-size-complex="10pt"/>
    </style:style>
    <style:style style:name="Heading_20_3" style:display-name="Heading 3" style:family="paragraph" style:parent-style-name="Heading" style:next-style-name="Text_20_body" style:list-style-name="Numbering_20_2" style:class="text">
      <style:paragraph-properties fo:margin-top="0.247cm" fo:margin-bottom="0.212cm" loext:contextual-spacing="false" fo:text-align="start" style:justify-single-word="false" style:writing-mode="lr-tb"/>
      <style:text-properties fo:font-size="12pt" fo:font-weight="bold" style:font-size-asian="10.5pt" style:font-weight-asian="bold" style:font-size-complex="12pt" style:font-weight-complex="bold"/>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text-properties style:font-name="Liberation Sans1" fo:font-family="'Liberation Sans'" style:font-style-name="Gras" style:font-family-generic="swiss" style:font-pitch="variable" fo:font-size="18pt" fo:font-weight="bold"/>
    </style:style>
    <style:style style:name="Contents_20_1" style:display-name="Contents 1" style:family="paragraph" style:parent-style-name="Index" style:class="index">
      <style:paragraph-properties fo:line-height="200%" style:writing-mode="lr-tb"/>
      <style:text-properties style:font-name="Liberation Sans3" fo:font-family="'Liberation Sans'" style:font-style-name="Gras" style:font-pitch="variable" fo:font-weight="bold"/>
    </style:style>
    <style:style style:name="Contents_20_2" style:display-name="Contents 2" style:family="paragraph" style:parent-style-name="Index" style:class="index">
      <style:paragraph-properties fo:line-height="200%" style:writing-mode="lr-tb"/>
      <style:text-properties style:font-name="Liberation Sans2" fo:font-family="'Liberation Sans'" style:font-style-name="Normal" style:font-pitch="variable"/>
    </style:style>
    <style:style style:name="Contents_20_3" style:display-name="Contents 3" style:family="paragraph" style:parent-style-name="Index" style:class="index">
      <style:paragraph-properties fo:line-height="200%"/>
    </style:style>
    <style:style style:name="Contents_20_4" style:display-name="Contents 4" style:family="paragraph" style:parent-style-name="Index" style:class="index">
      <style:paragraph-properties fo:line-height="200%"/>
    </style:style>
    <style:style style:name="Annexe" style:family="paragraph" style:parent-style-name="Heading_20_1" style:default-outline-level="1" style:list-style-name="Outline">
      <style:paragraph-properties style:writing-mode="page"/>
    </style:style>
    <style:style style:name="Horizontal_20_Line" style:display-name="Horizontal Line" style:family="paragraph" style:parent-style-name="Standard" style:class="html"/>
    <style:style style:name="Quotations" style:family="paragraph" style:parent-style-name="Standard" style:class="html" style:master-page-name="">
      <loext:graphic-properties draw:fill="none" draw:fill-color="#729fcf"/>
      <style:paragraph-properties fo:margin-left="0cm" fo:margin-right="0cm" fo:text-align="justify" style:justify-single-word="false" fo:text-indent="1.499cm" style:auto-text-indent="false" style:page-number="auto" fo:background-color="transparent" style:shadow="none">
        <style:tab-stops/>
        <style:drop-cap style:lines="2" style:length="3" style:distance="0.3cm"/>
      </style:paragraph-properties>
      <style:text-properties fo:font-size="12pt" fo:font-style="italic" style:font-size-asian="10.5pt"/>
    </style:style>
    <style:style style:name="Footnote" style:family="paragraph" style:parent-style-name="Standard" style:class="extra">
      <style:paragraph-properties style:writing-mode="lr-tb"/>
      <style:text-properties style:font-name="Liberation Sans2" fo:font-family="'Liberation Sans'" style:font-style-name="Normal" style:font-pitch="variable" fo:font-size="10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Drop_20_Caps" style:display-name="Drop Caps" style:family="text"/>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Definition" style:family="text"/>
    <style:style style:name="Vertical_20_Numbering_20_Symbols" style:display-name="Vertical Numbering Symbols" style:family="text">
      <style:text-properties style:text-rotation-angle="90" style:text-rotation-scale="line-heigh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A">
        <style:list-level-properties text:list-level-position-and-space-mode="label-alignment">
          <style:list-level-label-alignment text:label-followed-by="listtab"/>
        </style:list-level-properties>
      </text:outline-level-style>
      <text:outline-level-style text:level="2" style:num-format="A">
        <style:list-level-properties text:list-level-position-and-space-mode="label-alignment">
          <style:list-level-label-alignment text:label-followed-by="listtab"/>
        </style:list-level-properties>
      </text:outline-level-style>
      <text:outline-level-style text:level="3" style:num-format="A">
        <style:list-level-properties text:list-level-position-and-space-mode="label-alignment">
          <style:list-level-label-alignment text:label-followed-by="listtab"/>
        </style:list-level-properties>
      </text:outline-level-style>
      <text:outline-level-style text:level="4" style:num-format="A">
        <style:list-level-properties text:list-level-position-and-space-mode="label-alignment">
          <style:list-level-label-alignment text:label-followed-by="listtab"/>
        </style:list-level-properties>
      </text:outline-level-style>
      <text:outline-level-style text:level="5" style:num-format="A">
        <style:list-level-properties text:list-level-position-and-space-mode="label-alignment">
          <style:list-level-label-alignment text:label-followed-by="listtab"/>
        </style:list-level-properties>
      </text:outline-level-style>
      <text:outline-level-style text:level="6" style:num-format="A">
        <style:list-level-properties text:list-level-position-and-space-mode="label-alignment">
          <style:list-level-label-alignment text:label-followed-by="listtab"/>
        </style:list-level-properties>
      </text:outline-level-style>
      <text:outline-level-style text:level="7" style:num-format="A">
        <style:list-level-properties text:list-level-position-and-space-mode="label-alignment">
          <style:list-level-label-alignment text:label-followed-by="listtab"/>
        </style:list-level-properties>
      </text:outline-level-style>
      <text:outline-level-style text:level="8" style:num-format="A">
        <style:list-level-properties text:list-level-position-and-space-mode="label-alignment">
          <style:list-level-label-alignment text:label-followed-by="listtab"/>
        </style:list-level-properties>
      </text:outline-level-style>
      <text:outline-level-style text:level="9" style:num-format="A">
        <style:list-level-properties text:list-level-position-and-space-mode="label-alignment">
          <style:list-level-label-alignment text:label-followed-by="listtab"/>
        </style:list-level-properties>
      </text:outline-level-style>
      <text:outline-level-style text:level="10" style:num-format="A">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prefix="FIGURE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fo:text-indent="-2cm" fo:margin-left="2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fo:text-indent="-1.998cm" fo:margin-left="1.998cm"/>
        </style:list-level-properties>
      </text:list-level-style-number>
      <text:list-level-style-number text:level="4" text:style-name="Numbering_20_Symbols" style:num-suffix=" " style:num-format="1" text:display-levels="3">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 style:num-format="1" text:display-levels="3">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suffix=" " style:num-format="1" text:display-levels="3">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suffix=" " style:num-format="1" text:display-levels="3">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suffix=" " style:num-format="1" text:display-levels="3">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suffix=" " style:num-format="1" text:display-levels="3">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suffix=" " style:num-format="1" text:display-levels="3">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BasDPage" style:family="table">
      <style:table-properties style:width="17cm" fo:break-before="auto" fo:break-after="auto" table:align="margins" fo:keep-with-next="auto" style:may-break-between-rows="true" table:border-model="collapsing"/>
    </style:style>
    <style:style style:name="BasDPage.A" style:family="table-column">
      <style:table-column-properties style:column-width="8.5cm" style:rel-column-width="32767*"/>
    </style:style>
    <style:style style:name="BasDPage.B" style:family="table-column">
      <style:table-column-properties style:column-width="8.5cm" style:rel-column-width="32768*"/>
    </style:style>
    <style:style style:name="BasDPage.1" style:family="table-row">
      <style:table-row-properties fo:keep-together="auto"/>
    </style:style>
    <style:style style:name="BasDPage.A1" style:family="table-cell">
      <style:table-cell-properties fo:background-color="transparent" fo:padding="0.097cm" fo:border-left="none" fo:border-right="none" fo:border-top="0.5pt solid #000000" fo:border-bottom="none" style:writing-mode="page">
        <style:background-image/>
      </style:table-cell-properties>
    </style:style>
    <style:style style:name="MP1" style:family="paragraph" style:parent-style-name="Header">
      <style:text-properties fo:font-size="10pt" fo:font-style="italic" officeooo:rsid="00226e8a" officeooo:paragraph-rsid="0013aab8" style:font-size-asian="10pt" style:font-style-asian="italic" style:font-size-complex="10pt" style:font-style-complex="italic"/>
    </style:style>
    <style:style style:name="MP2" style:family="paragraph" style:parent-style-name="Header">
      <style:paragraph-properties fo:break-before="page"/>
      <style:text-properties fo:font-size="10pt" fo:font-style="italic" officeooo:rsid="00040e31" officeooo:paragraph-rsid="00d95992" style:font-size-asian="10pt" style:font-style-asian="italic" style:font-size-complex="10pt" style:font-style-complex="italic"/>
    </style:style>
    <style:style style:name="MP3" style:family="paragraph" style:parent-style-name="Header">
      <style:text-properties fo:font-size="10pt" fo:font-style="italic" officeooo:rsid="001eba91" officeooo:paragraph-rsid="00c3739d" style:font-size-asian="10pt" style:font-style-asian="italic" style:font-size-complex="10pt" style:font-style-complex="italic"/>
    </style:style>
    <style:style style:name="MP4" style:family="paragraph" style:parent-style-name="Header">
      <style:paragraph-properties fo:text-align="start" style:justify-single-word="false"/>
      <style:text-properties fo:font-size="10pt" fo:font-style="italic" officeooo:rsid="00226e8a" officeooo:paragraph-rsid="00c3739d" style:font-size-asian="10pt" style:font-style-asian="italic" style:font-size-complex="10pt" style:font-style-complex="italic"/>
    </style:style>
    <style:style style:name="MP5" style:family="paragraph" style:parent-style-name="Header">
      <style:paragraph-properties fo:text-align="end" style:justify-single-word="false"/>
      <style:text-properties fo:font-size="10pt" fo:font-style="italic" officeooo:rsid="0019aab4" officeooo:paragraph-rsid="00c3739d" style:font-size-asian="10pt" style:font-style-asian="italic" style:font-size-complex="10pt" style:font-style-complex="italic"/>
    </style:style>
    <style:style style:name="MP6" style:family="paragraph" style:parent-style-name="Footer">
      <style:paragraph-properties fo:text-align="center" style:justify-single-word="false"/>
      <style:text-properties fo:font-weight="normal" style:font-weight-asian="normal" style:font-weight-complex="normal"/>
    </style:style>
    <style:style style:name="MP7" style:family="paragraph" style:parent-style-name="Header">
      <style:text-properties fo:font-size="10pt" fo:font-style="italic" officeooo:rsid="00d95992" officeooo:paragraph-rsid="00d95992" style:font-size-asian="10pt" style:font-style-asian="italic" style:font-size-complex="10pt" style:font-style-complex="italic"/>
    </style:style>
    <style:style style:name="MP8" style:family="paragraph" style:parent-style-name="Header">
      <style:paragraph-properties fo:text-align="start"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001eba91" officeooo:paragraph-rsid="00c9578b" style:font-size-asian="10pt" style:font-style-asian="italic" style:font-weight-asian="normal" style:font-size-complex="10pt" style:font-style-complex="italic" style:font-weight-complex="normal" style:text-overline-style="none" style:text-overline-color="font-color"/>
    </style:style>
    <style:style style:name="MP9" style:family="paragraph" style:parent-style-name="Header">
      <style:paragraph-properties fo:text-align="end"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00226e8a" officeooo:paragraph-rsid="00c9578b" style:font-size-asian="10pt" style:font-style-asian="italic" style:font-weight-asian="normal" style:font-size-complex="10pt" style:font-style-complex="italic" style:font-weight-complex="normal" style:text-overline-style="none" style:text-overline-color="font-color"/>
    </style:style>
    <style:style style:name="MP10" style:family="paragraph" style:parent-style-name="Header">
      <style:text-properties fo:font-size="10pt" fo:font-style="italic" officeooo:rsid="00226e8a" officeooo:paragraph-rsid="00d1daa0" style:font-size-asian="10pt" style:font-style-asian="italic" style:font-size-complex="10pt" style:font-style-complex="italic"/>
    </style:style>
    <style:style style:name="MP11" style:family="paragraph" style:parent-style-name="Header">
      <style:paragraph-properties fo:break-before="page"/>
      <style:text-properties fo:font-size="10pt" fo:font-style="italic" officeooo:rsid="00040e31" officeooo:paragraph-rsid="00d9347a" style:font-size-asian="10pt" style:font-style-asian="italic" style:font-size-complex="10pt" style:font-style-complex="italic"/>
    </style:style>
    <style:style style:name="MP12" style:family="paragraph" style:parent-style-name="Header">
      <style:text-properties fo:font-size="10pt" fo:font-style="italic" officeooo:rsid="001eba91" officeooo:paragraph-rsid="00d1daa0" style:font-size-asian="10pt" style:font-style-asian="italic" style:font-size-complex="10pt" style:font-style-complex="italic"/>
    </style:style>
    <style:style style:name="MP13" style:family="paragraph" style:parent-style-name="Header">
      <style:paragraph-properties fo:text-align="start" style:justify-single-word="false"/>
      <style:text-properties fo:font-size="10pt" fo:font-style="italic" officeooo:rsid="00226e8a" officeooo:paragraph-rsid="00d1daa0" style:font-size-asian="10pt" style:font-style-asian="italic" style:font-size-complex="10pt" style:font-style-complex="italic"/>
    </style:style>
    <style:style style:name="MP14" style:family="paragraph" style:parent-style-name="Header">
      <style:paragraph-properties fo:text-align="end" style:justify-single-word="false"/>
      <style:text-properties fo:font-size="10pt" fo:font-style="italic" officeooo:rsid="0019aab4" officeooo:paragraph-rsid="00d1daa0" style:font-size-asian="10pt" style:font-style-asian="italic" style:font-size-complex="10pt" style:font-style-complex="italic"/>
    </style:style>
    <style:style style:name="MP15" style:family="paragraph" style:parent-style-name="Header">
      <style:paragraph-properties fo:text-align="end" style:justify-single-word="false"/>
      <style:text-properties officeooo:paragraph-rsid="00d1daa0"/>
    </style:style>
    <style:style style:name="MT1" style:family="text">
      <style:text-properties officeooo:rsid="0023544e"/>
    </style:style>
    <style:style style:name="MT2" style:family="text">
      <style:text-properties officeooo:rsid="00d9347a"/>
    </style:style>
    <style:style style:name="MT3" style:family="text">
      <style:text-properties officeooo:rsid="00d95992"/>
    </style:style>
    <style:style style:name="Mfr1" style:family="graphic" style:parent-style-name="Graphics">
      <style:graphic-properties style:run-through="foreground" style:wrap="run-through" style:number-wrapped-paragraphs="no-limit" style:vertical-pos="top" style:vertical-rel="paragraph" style:horizontal-pos="righ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M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section text:style-name="MSect1" text:name="Section2">
          <text:p text:style-name="MP1">Bruce R<text:span text:style-name="MT1">OSE</text:span> 3700694</text:p>
          <text:p text:style-name="MP2"><text:span text:style-name="MT2">Elies </text:span>BENMANSOUR 3504377</text:p>
          <text:p text:style-name="MP3"/>
          <text:p text:style-name="MP4"/>
          <text:p text:style-name="MP4"/>
          <text:p text:style-name="MP4"><draw:frame draw:style-name="Mfr1" draw:name="Image17" text:anchor-type="char" svg:width="5.777cm" style:rel-width="70%" svg:height="2.334cm" style:rel-height="100%" draw:z-index="5"><draw:image xlink:href="Pictures/10000201000006570000028C0FB1ADF891B764D7.png" xlink:type="simple" xlink:show="embed" xlink:actuate="onLoad"/></draw:frame></text:p>
          <text:p text:style-name="MP5"/>
          <text:p text:style-name="MP5"/>
          <text:p text:style-name="MP5"/>
          <text:p text:style-name="MP5"/>
        </text:section>
      </style:header>
      <style:footer>
        <text:p text:style-name="MP6"><text:page-number text:select-page="current">5</text:page-number> / <text:page-count>7</text:page-count></text:p>
        <table:table table:name="BasDPage" table:style-name="BasDPage">
          <table:table-column table:style-name="BasDPage.A"/>
          <table:table-column table:style-name="BasDPage.B"/>
          <table:table-row table:style-name="BasDPage.1">
            <table:table-cell table:style-name="BasDPage.A1" office:value-type="string">
              <text:p text:style-name="MP7">2I006</text:p>
              <text:p text:style-name="MP8">Projet : <text:span text:style-name="MT3">Problème de Via Minimization</text:span> – Rapport de Bruce Rose et <text:span text:style-name="MT3">Elies Benmansour</text:span></text:p>
            </table:table-cell>
            <table:table-cell table:style-name="BasDPage.A1" office:value-type="string">
              <text:p text:style-name="MP9"><text:span text:style-name="MT3">15/04</text:span>/2019</text:p>
            </table:table-cell>
          </table:table-row>
        </table:table>
        <text:p text:style-name="MP6"/>
      </style:footer>
    </style:master-page>
    <style:master-page style:name="First_20_Page" style:display-name="First Page" style:page-layout-name="Mpm2" style:next-style-name="Standard">
      <style:header>
        <text:section text:style-name="MSect1" text:name="Section3">
          <text:p text:style-name="MP10">Bruce R<text:span text:style-name="MT1">OSE</text:span> 3700694</text:p>
          <text:p text:style-name="MP11"><text:span text:style-name="MT2">Elies </text:span>BENMANSOUR 3504377</text:p>
          <text:p text:style-name="MP12"/>
          <text:p text:style-name="MP13"/>
          <text:p text:style-name="MP13"/>
          <text:p text:style-name="MP13"><draw:frame draw:style-name="Mfr1" draw:name="Image18" text:anchor-type="char" svg:width="5.777cm" style:rel-width="70%" svg:height="2.334cm" style:rel-height="100%" draw:z-index="6"><draw:image xlink:href="Pictures/10000201000006570000028C0FB1ADF891B764D7.png" xlink:type="simple" xlink:show="embed" xlink:actuate="onLoad"/></draw:frame></text:p>
          <text:p text:style-name="MP14"/>
          <text:p text:style-name="MP14"/>
          <text:p text:style-name="MP15"/>
        </text:section>
      </style:header>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8T10:09:07.037728314</meta:creation-date>
    <meta:generator>LibreOffice/5.2.7.2$Linux_X86_64 LibreOffice_project/20m0$Build-2</meta:generator>
    <dc:date>2019-04-16T14:43:30.880685887</dc:date>
    <meta:editing-duration>PT11H6M14S</meta:editing-duration>
    <meta:editing-cycles>235</meta:editing-cycles>
    <dc:creator>ROSE </dc:creator>
    <meta:document-statistic meta:table-count="1" meta:image-count="2" meta:object-count="0" meta:page-count="7" meta:paragraph-count="73" meta:word-count="1229" meta:character-count="7337" meta:non-whitespace-character-count="6208"/>
  </office:meta>
</office:document-meta>
</file>